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6.8mm" svg:y="16.7mm">
            <text:p text:style-name="P1">Jeżeli liczba przepracowanych godzin jest mniejsza lub równa </text:p>
            <text:p text:style-name="P1">liczbie nadgodzin bez premii, przeprowadzamy test logiczny.</text:p>
            <text:p text:style-name="P1">Jeżeli dana nierówność jest prawdziwa, mnożymy liczbę</text:p>
            <text:p text:style-name="P1">Przeprowadzonych nadgodzin 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odatek" table:base-cell-address="$Arkusz1.$C$4" table:cell-range-address="$Arkusz1.$C$4"/>
        <table:named-range table:name="norma" table:base-cell-address="$Arkusz1.$C$3" table:cell-range-address="$Arkusz1.$C$3"/>
        <table:named-range table:name="stawka" table:base-cell-address="$Arkusz1.$C$5" table:cell-range-address="$Arkusz1.$C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1:54:47.33746103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4T12:37:24.785637048</dc:date>
    <meta:print-date>2003-03-13T12:37:37</meta:print-date>
    <meta:generator>LibreOffice/6.0.2.1$Linux_X86_64 LibreOffice_project/00m0$Build-1</meta:generator>
    <meta:editing-duration>PT20M1S</meta:editing-duration>
    <meta:editing-cycles>4</meta:editing-cycles>
    <meta:document-statistic meta:table-count="3" meta:cell-count="16" meta:object-count="2"/>
  </office:meta>
</office:document-meta>
</file>